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9757" officeooo:paragraph-rsid="001f9757"/>
    </style:style>
    <style:style style:name="P2" style:family="paragraph" style:parent-style-name="Standard">
      <style:paragraph-properties fo:text-align="center" style:justify-single-word="false"/>
      <style:text-properties officeooo:rsid="001f9757" officeooo:paragraph-rsid="001f9757"/>
    </style:style>
    <style:style style:name="P3" style:family="paragraph" style:parent-style-name="Standard">
      <style:text-properties officeooo:rsid="00217daa" officeooo:paragraph-rsid="00217daa"/>
    </style:style>
    <style:style style:name="P4" style:family="paragraph" style:parent-style-name="Standard">
      <style:text-properties officeooo:rsid="002298e8" officeooo:paragraph-rsid="002298e8"/>
    </style:style>
    <style:style style:name="P5" style:family="paragraph" style:parent-style-name="Standard">
      <style:text-properties officeooo:rsid="00255612" officeooo:paragraph-rsid="00255612"/>
    </style:style>
    <style:style style:name="P6" style:family="paragraph" style:parent-style-name="Standard">
      <style:text-properties fo:font-weight="bold" officeooo:rsid="001f9757" officeooo:paragraph-rsid="001f9757" style:font-weight-asian="bold" style:font-weight-complex="bold"/>
    </style:style>
    <style:style style:name="P7" style:family="paragraph" style:parent-style-name="Standard">
      <style:text-properties fo:font-weight="bold" officeooo:rsid="00255612" officeooo:paragraph-rsid="00255612" style:font-weight-asian="bold" style:font-weight-complex="bold"/>
    </style:style>
    <style:style style:name="P8" style:family="paragraph" style:parent-style-name="Standard">
      <style:text-properties fo:font-weight="bold" officeooo:rsid="002f7b65" officeooo:paragraph-rsid="002f7b65" style:font-weight-asian="bold" style:font-weight-complex="bold"/>
    </style:style>
    <style:style style:name="P9" style:family="paragraph" style:parent-style-name="Standard">
      <style:text-properties fo:font-weight="bold" officeooo:rsid="00341b66" officeooo:paragraph-rsid="00341b66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1f9757" officeooo:paragraph-rsid="001f9757" style:font-size-asian="16pt" style:font-weight-asian="bold" style:font-size-complex="16pt" style:font-weight-complex="bold"/>
    </style:style>
    <style:style style:name="P11" style:family="paragraph" style:parent-style-name="Standard">
      <style:text-properties officeooo:rsid="002f7b65" officeooo:paragraph-rsid="002f7b65"/>
    </style:style>
    <style:style style:name="P12" style:family="paragraph" style:parent-style-name="Standard">
      <style:text-properties officeooo:rsid="002f7b65" officeooo:paragraph-rsid="0030b64f"/>
    </style:style>
    <style:style style:name="P13" style:family="paragraph" style:parent-style-name="Standard">
      <style:text-properties officeooo:rsid="0030b64f" officeooo:paragraph-rsid="0030b64f"/>
    </style:style>
    <style:style style:name="P14" style:family="paragraph" style:parent-style-name="Standard">
      <style:text-properties officeooo:rsid="0030b64f" officeooo:paragraph-rsid="003570d1"/>
    </style:style>
    <style:style style:name="P15" style:family="paragraph" style:parent-style-name="Standard">
      <style:text-properties officeooo:rsid="0030e5f1" officeooo:paragraph-rsid="0030e5f1"/>
    </style:style>
    <style:style style:name="P16" style:family="paragraph" style:parent-style-name="Standard">
      <style:text-properties fo:font-weight="normal" officeooo:rsid="00341b66" officeooo:paragraph-rsid="00341b66" style:font-weight-asian="normal" style:font-weight-complex="normal"/>
    </style:style>
    <style:style style:name="P17" style:family="paragraph" style:parent-style-name="Standard">
      <style:text-properties fo:font-weight="normal" officeooo:rsid="00341b66" officeooo:paragraph-rsid="003570d1" style:font-weight-asian="normal" style:font-weight-complex="normal"/>
    </style:style>
    <style:style style:name="P18" style:family="paragraph" style:parent-style-name="Standard">
      <style:text-properties officeooo:paragraph-rsid="00341b66"/>
    </style:style>
    <style:style style:name="P19" style:family="paragraph" style:parent-style-name="Standard">
      <style:text-properties officeooo:paragraph-rsid="003570d1"/>
    </style:style>
    <style:style style:name="P20" style:family="paragraph">
      <style:paragraph-properties fo:text-align="center"/>
    </style:style>
    <style:style style:name="P21" style:family="paragraph">
      <style:paragraph-properties fo:text-align="end"/>
    </style:style>
    <style:style style:name="T1" style:family="text">
      <style:text-properties officeooo:rsid="00217daa"/>
    </style:style>
    <style:style style:name="T2" style:family="text">
      <style:text-properties officeooo:rsid="0023ce67"/>
    </style:style>
    <style:style style:name="T3" style:family="text">
      <style:text-properties officeooo:rsid="0024086d"/>
    </style:style>
    <style:style style:name="T4" style:family="text">
      <style:text-properties officeooo:rsid="00278a1d"/>
    </style:style>
    <style:style style:name="T5" style:family="text">
      <style:text-properties officeooo:rsid="0028fd87"/>
    </style:style>
    <style:style style:name="T6" style:family="text">
      <style:text-properties officeooo:rsid="002de314"/>
    </style:style>
    <style:style style:name="T7" style:family="text">
      <style:text-properties officeooo:rsid="0030b64f"/>
    </style:style>
    <style:style style:name="T8" style:family="text">
      <style:text-properties officeooo:rsid="0033be45"/>
    </style:style>
    <style:style style:name="T9" style:family="text">
      <style:text-properties officeooo:rsid="003570d1"/>
    </style:style>
    <style:style style:name="T10" style:family="text">
      <style:text-properties fo:font-weight="normal" officeooo:rsid="00341b66" style:font-weight-asian="normal" style:font-weight-complex="normal"/>
    </style:style>
    <style:style style:name="T11" style:family="text">
      <style:text-properties fo:font-weight="normal" officeooo:rsid="003570d1" style:font-weight-asian="normal" style:font-weight-complex="normal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weight="normal" officeooo:rsid="00341b66" style:font-weight-asian="normal" style:font-weight-complex="normal"/>
    </style:style>
    <style:style style:name="T14" style:family="text">
      <style:text-properties style:font-name="Liberation Serif" fo:font-weight="normal" officeooo:rsid="003570d1" style:font-weight-asian="normal" style:font-weight-complex="normal"/>
    </style:style>
    <style:style style:name="T15" style:family="text">
      <style:text-properties style:font-name="Liberation Serif" officeooo:rsid="003570d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start="Arrowheads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marker-start="Arrowheads_20_1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marker-start="Arrowheads_20_1" draw:fill="none" draw:fill-color="#ffffff" fo:min-height="0.33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marker-start="Arrowheads_20_1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marker-start="Arrowheads_20_1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marker-start="Arrowheads_20_1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ute or Not, a Project with <text:span text:style-name="T4">the</text:span> PetFinder <text:span text:style-name="T4">API</text:span></text:p>
      <text:p text:style-name="P10">Designed and Developed by Jessica Lester</text:p>
      <text:p text:style-name="P2"/>
      <text:p text:style-name="P1"/>
      <text:p text:style-name="P6">Project Purpose:</text:p>
      <text:p text:style-name="P1"/>
      <text:p text:style-name="P1"><text:tab/>The <text:span text:style-name="T1">primary</text:span> purpose of this project is <text:span text:style-name="T1">educational;</text:span> to gain a better handle on RESTful APIs, <text:span text:style-name="T5">JSON,</text:span> PyQt and MySQL interfacing with Python. <text:s/></text:p>
      <text:p text:style-name="P3"><text:tab/>The secondary purpose is to <text:span text:style-name="T3">pull animal photos from petfinder.com so the </text:span>animal's cuteness <text:span text:style-name="T3">can be rated</text:span> on a relative scale, through a <text:span text:style-name="T3">Python, REST and a </text:span>PyQt interface. <text:s/>The animal's cute rating will be stored in a MySQL database to be viewed on a PyQt leaderboard. </text:p>
      <text:p text:style-name="P4"><text:tab/>Cute or Not is designed to be used by the developer and close individuals, this is not developed <text:span text:style-name="T2">for</text:span> large distribution. </text:p>
      <text:p text:style-name="P4"/>
      <text:p text:style-name="P4"/>
      <text:p text:style-name="P4"/>
      <text:p text:style-name="P7">High <text:span text:style-name="T6">L</text:span>evel <text:span text:style-name="T6">Abstraction</text:span>:</text:p>
      <text:p text:style-name="P5"><draw:rect text:anchor-type="paragraph" draw:z-index="6" draw:style-name="gr6" draw:text-style-name="P20" svg:width="0.9689in" svg:height="0.7087in" svg:x="2.9736in" svg:y="0.1307in"><text:p text:style-name="P20">Client facing</text:p><text:p text:style-name="P20">interface</text:p></draw:rect><draw:frame text:anchor-type="paragraph" draw:z-index="14" draw:style-name="gr10" svg:width="1.0421in" svg:height="0.3024in" svg:x="4.161in" svg:y="0.1827in"><draw:text-box><text:p>Python/PyQt</text:p></draw:text-box></draw:frame></text:p>
      <text:p text:style-name="P5"><draw:frame text:anchor-type="paragraph" draw:z-index="13" draw:style-name="gr9" svg:width="1.0732in" svg:height="0.198in" svg:x="1.7134in" svg:y="0.0118in"><draw:text-box><text:p>Python/PyQt</text:p></draw:text-box></draw:frame></text:p>
      <text:p text:style-name="P5"><draw:line text:anchor-type="paragraph" draw:z-index="9" draw:style-name="gr8" draw:text-style-name="P20" svg:x1="1.9004in" svg:y1="0.6535in" svg:x2="1.8902in" svg:y2="0.1016in"><text:p/></draw:line><draw:line text:anchor-type="paragraph" draw:z-index="10" draw:style-name="gr8" draw:text-style-name="P20" svg:x1="2.9736in" svg:y1="0.1016in" svg:x2="1.9008in" svg:y2="0.1016in"><text:p/></draw:line><draw:line text:anchor-type="paragraph" draw:z-index="11" draw:style-name="gr8" draw:text-style-name="P20" svg:x1="3.9425in" svg:y1="0.1016in" svg:x2="5.078in" svg:y2="0.1016in"><text:p/></draw:line><draw:line text:anchor-type="paragraph" draw:z-index="12" draw:style-name="gr8" draw:text-style-name="P20" svg:x1="5.078in" svg:y1="0.6224in" svg:x2="5.078in" svg:y2="0.1016in"><text:p/></draw:line></text:p>
      <text:p text:style-name="P5"/>
      <text:p text:style-name="P5"><draw:frame text:anchor-type="paragraph" draw:z-index="5" draw:style-name="gr5" svg:width="1.3961in" svg:height="0.3843in" svg:x="5.1819in" svg:y="1.3429in"><draw:text-box><text:p>Python/MySQL</text:p><text:p>MySQLdb module</text:p></draw:text-box></draw:frame><draw:custom-shape text:anchor-type="paragraph" draw:z-index="7" draw:style-name="gr7" draw:text-style-name="P20" svg:width="1.7504in" svg:height="0.7087in" svg:x="1.0571in" svg:y="0.2701in"><text:p text:style-name="P20">API requests and parsers</text:p><text:p text:style-name="P20">Web servic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" draw:style-name="gr4" svg:width="1.813in" svg:height="0.3843in" svg:x="0.0362in" svg:y="1.3339in"><draw:text-box><text:p text:style-name="P21">Python/REST/JSON</text:p><text:p text:style-name="P21">Urllib2 &amp; JSON modules</text:p></draw:text-box></draw:frame><draw:line text:anchor-type="paragraph" draw:z-index="3" draw:style-name="gr3" draw:text-style-name="P20" svg:x1="1.9213in" svg:y1="0.9783in" svg:x2="1.911in" svg:y2="1.822in"><text:p/></draw:line></text:p>
      <text:p text:style-name="P5"><draw:custom-shape text:anchor-type="paragraph" draw:z-index="8" draw:style-name="gr7" draw:text-style-name="P20" svg:width="1.7504in" svg:height="0.7087in" svg:x="4.1819in" svg:y="0.0472in"><text:p text:style-name="P20">Table Management</text:p><text:p text:style-name="P20">Database servic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><draw:line text:anchor-type="paragraph" draw:z-index="2" draw:style-name="gr2" draw:text-style-name="P20" svg:x1="5.0673in" svg:y1="1.1705in" svg:x2="5.0776in" svg:y2="0.1807in"><text:p/></draw:line></text:p>
      <text:p text:style-name="P5"/>
      <text:p text:style-name="P5"/>
      <text:p text:style-name="P5"/>
      <text:p text:style-name="P5"/>
      <text:p text:style-name="P5"><draw:custom-shape text:anchor-type="paragraph" draw:z-index="1" draw:style-name="gr1" draw:text-style-name="P20" svg:width="1.1669in" svg:height="0.7815in" svg:x="1.3071in" svg:y="0.1283in"><text:p text:style-name="P20">PetFinder.com's</text:p><text:p text:style-name="P20">Public Data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P5"><draw:custom-shape text:anchor-type="paragraph" draw:z-index="0" draw:style-name="gr1" draw:text-style-name="P20" svg:width="0.9276in" svg:height="0.6878in" svg:x="4.6091in" svg:y="0.0098in"><text:p text:style-name="P20">Leaderboard </text:p><text:p text:style-name="P20">Data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P5"/>
      <text:p text:style-name="P5"/>
      <text:p text:style-name="P5"/>
      <text:p text:style-name="P5"/>
      <text:p text:style-name="P5"/>
      <text:p text:style-name="P8"><text:span text:style-name="T7">Usage</text:span>:</text:p>
      <text:p text:style-name="P11"/>
      <text:p text:style-name="P12">PetFinder.com's Public Data: </text:p>
      <text:p text:style-name="P12"><text:tab/>Provide's data via REST to access pet photos</text:p>
      <text:p text:style-name="P14"><text:span text:style-name="T10"><text:tab/>Available via </text:span><text:span text:style-name="T11">REST</text:span><text:span text:style-name="T10">. </text:span></text:p>
      <text:p text:style-name="P17"><text:tab/><text:tab/>JSON: format=json</text:p>
      <text:p text:style-name="P17"><text:tab/><text:tab/>KEY: key=Developer's Key</text:p>
      <text:p text:style-name="P19"><text:span text:style-name="T13"><text:tab/><text:tab/></text:span><text:span text:style-name="T14">URL: </text:span><text:a xlink:type="simple" xlink:href="http://api.petfinder.com/subsystem.method"><text:span text:style-name="Source_20_Text"><text:span text:style-name="T12">http://api.petfinder.com/subsystem.method</text:span></text:span></text:a></text:p>
      <text:p text:style-name="P19"><text:span text:style-name="Source_20_Text"><text:span text:style-name="T12"><text:tab/></text:span></text:span><text:span text:style-name="Source_20_Text"><text:span text:style-name="T15">Photos available in the pet.get, pet.getRandom, pet.find and shelter.getPets</text:span></text:span></text:p>
      <text:p text:style-name="P14"/>
      <text:p text:style-name="P13">Web Service: </text:p>
      <text:p text:style-name="P13"><text:soft-page-break/><text:tab/>Interprets PetFinder's data to format it from JSON to python objects ready for display by the client interface</text:p>
      <text:p text:style-name="P13"/>
      <text:p text:style-name="P13">Leaderboard Data:</text:p>
      <text:p text:style-name="P13"><text:tab/>Data which is stored about which pets receive cuteness points and makes it available for display in a leaderboard</text:p>
      <text:p text:style-name="P13"/>
      <text:p text:style-name="P13">Database Service: </text:p>
      <text:p text:style-name="P13"><text:tab/>Interprets leaderboard data from MySQL objects to Python objects to make it ready for display. Also creates tables and </text:p>
      <text:p text:style-name="P13"/>
      <text:p text:style-name="P15">Client facing interface:</text:p>
      <text:p text:style-name="P15"><text:tab/>Uses data provided by the web and database services to display <text:span text:style-name="T8">a leaderboard</text:span> and rate animals via a GUI. Possible modules for this : QtGui, QtSql, QtXml</text:p>
      <text:p text:style-name="P15"/>
      <text:p text:style-name="P15"/>
      <text:p text:style-name="P9">Low Level Models:</text:p>
      <text:p text:style-name="P16">Petfinder.com's public data:</text:p>
      <text:p text:style-name="P18"/>
      <text:p text:style-name="P18"><text:span text:style-name="Source_20_Text"><text:span text:style-name="T1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18:18:27.395817376</meta:creation-date>
    <dc:date>2015-01-22T19:35:21.775497958</dc:date>
    <meta:editing-duration>PT1H8M36S</meta:editing-duration>
    <meta:editing-cycles>23</meta:editing-cycles>
    <meta:generator>LibreOffice/4.2.6.3$Linux_X86_64 LibreOffice_project/420m0$Build-3</meta:generator>
    <meta:document-statistic meta:table-count="0" meta:image-count="0" meta:object-count="0" meta:page-count="2" meta:paragraph-count="25" meta:word-count="240" meta:character-count="1541" meta:non-whitespace-character-count="1300"/>
  </office:meta>
</office:document-meta>
</file>